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9.548cm" table:align="left"/>
    </style:style>
    <style:style style:name="Tabla1.A" style:family="table-column">
      <style:table-column-properties style:column-width="2.036cm"/>
    </style:style>
    <style:style style:name="Tabla1.B" style:family="table-column">
      <style:table-column-properties style:column-width="7.51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weight="bold" officeooo:rsid="0012b2d9" officeooo:paragraph-rsid="0012b2d9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2b2d9" officeooo:paragraph-rsid="0012b2d9" style:font-weight-asian="bold" style:font-weight-complex="bold"/>
    </style:style>
    <style:style style:name="P3" style:family="paragraph" style:parent-style-name="Standard">
      <style:text-properties officeooo:rsid="0012b2d9" officeooo:paragraph-rsid="0012b2d9"/>
    </style:style>
    <style:style style:name="P4" style:family="paragraph" style:parent-style-name="Standard">
      <style:paragraph-properties fo:break-before="page"/>
      <style:text-properties officeooo:rsid="0012b2d9" officeooo:paragraph-rsid="0012b2d9"/>
    </style:style>
    <style:style style:name="P5" style:family="paragraph" style:parent-style-name="Standard">
      <style:text-properties officeooo:paragraph-rsid="0012b2d9"/>
    </style:style>
    <style:style style:name="P6" style:family="paragraph" style:parent-style-name="Standard">
      <style:text-properties fo:font-weight="normal" officeooo:rsid="0012b2d9" officeooo:paragraph-rsid="0012b2d9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2b2d9" officeooo:paragraph-rsid="0012b2d9"/>
    </style:style>
    <style:style style:name="T1" style:family="text">
      <style:text-properties officeooo:rsid="0012b2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2d9" style:font-weight-asian="normal" style:font-weight-complex="normal"/>
    </style:style>
    <style:style style:name="T4" style:family="text">
      <style:text-properties fo:font-weight="bold" officeooo:rsid="0012b2d9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ORMATOS DE FECHA</text:p>
      <text:p text:style-name="P1"><text:span text:style-name="T2"/></text:p>
      <text:p text:style-name="P1"><text:span text:style-name="T2">Hay 3 tipos de formatos de fecha:</text:span></text:p>
      <text:p text:style-name="P1"><text:span text:style-name="T2"/></text:p>
      <text:p text:style-name="P1"><text:span text:style-name="T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9">Ejemplo</text:p>
          </table:table-cell>
        </table:table-row>
        <table:table-row table:style-name="Tabla1.2">
          <table:table-cell table:style-name="Tabla1.A1" office:value-type="string">
            <text:p text:style-name="P8">ISO Date</text:p>
          </table:table-cell>
          <table:table-cell table:style-name="Tabla1.A1" office:value-type="string">
            <text:p text:style-name="P8">"2015-03-25" (<text:span text:style-name="T1">El estándar internacional</text:span>)</text:p>
          </table:table-cell>
        </table:table-row>
        <table:table-row table:style-name="Tabla1.1">
          <table:table-cell table:style-name="Tabla1.A1" office:value-type="string">
            <text:p text:style-name="P8">Short Date</text:p>
          </table:table-cell>
          <table:table-cell table:style-name="Tabla1.A1" office:value-type="string">
            <text:p text:style-name="P8">"03/25/2015"</text:p>
          </table:table-cell>
        </table:table-row>
        <table:table-row table:style-name="Tabla1.2">
          <table:table-cell table:style-name="Tabla1.A1" office:value-type="string">
            <text:p text:style-name="P8">Long Date</text:p>
          </table:table-cell>
          <table:table-cell table:style-name="Tabla1.A1" office:value-type="string">
            <text:p text:style-name="P7">"Mar 25 2015" or "25 Mar 2015"</text:p>
          </table:table-cell>
        </table:table-row>
      </table:table>
      <text:p text:style-name="P1"><text:span text:style-name="T2"/></text:p>
      <text:p text:style-name="P1"><text:span text:style-name="T2"/></text:p>
      <text:p text:style-name="P1">SALIDA DE DATE</text:p>
      <text:p text:style-name="P1"><text:span text:style-name="T2"/></text:p>
      <text:p text:style-name="P1"><text:span text:style-name="T2">Independientemente del formato, JavaScript imprime por defecto todas las fechas en formato de string completo:</text:span></text:p>
      <text:p text:style-name="P1"><text:span text:style-name="T2"/></text:p>
      <text:p text:style-name="P1"><text:span text:style-name="T2">Tue Feb 27 2024 10:08:25 GMT+0100 (GMT+01:00) </text:span></text:p>
      <text:p text:style-name="P1"><text:span text:style-name="T2"/></text:p>
      <text:p text:style-name="P1"><text:span text:style-name="T2"/></text:p>
      <text:p text:style-name="P1">FECHAS ISO</text:p>
      <text:p text:style-name="P1"><text:span text:style-name="T2"/></text:p>
      <text:p text:style-name="P1"><text:span text:style-name="T2">ISO es el estándar internacional para representar fechas y horas.</text:span></text:p>
      <text:p text:style-name="P1"><text:span text:style-name="T2">YYYY-MM-DD es también el formato preferido para fechas en JavaScript:</text:span></text:p>
      <text:p text:style-name="P1"><text:span text:style-name="T2"/></text:p>
      <text:p text:style-name="P1"><text:span text:style-name="T2">const d = new Date("2015-03-25"); </text:span></text:p>
      <text:p text:style-name="P1"><text:span text:style-name="T2"/></text:p>
      <text:p text:style-name="P1"><text:span text:style-name="T2">La fecha mostrada será relativa a tu zona horaria.</text:span></text:p>
      <text:p text:style-name="P1"><text:span text:style-name="T2"/></text:p>
      <text:p text:style-name="P1"><text:span text:style-name="T2"/></text:p>
      <text:p text:style-name="P1">FECHAS ISO(AÑO Y MES)</text:p>
      <text:p text:style-name="P1"/>
      <text:p text:style-name="P6">const d = new Date("2015-03"); </text:p>
      <text:p text:style-name="P6"/>
      <text:p text:style-name="P6"/>
      <text:p text:style-name="P5"><text:span text:style-name="T4">FECHAS ISO(AÑO)</text:span></text:p>
      <text:p text:style-name="P5"><text:span text:style-name="T4"/></text:p>
      <text:p text:style-name="P5">const d = new Date("2015"); </text:p>
      <text:p text:style-name="P5"/>
      <text:p text:style-name="P5"/>
      <text:p text:style-name="P1"/>
      <text:p text:style-name="P2"/>
      <text:p text:style-name="P1">FECHAS ISO(FECHA-HORA)</text:p>
      <text:p text:style-name="P1"/>
      <text:p text:style-name="P6">const d = new Date("2015-03-25T12:00:00Z"); </text:p>
      <text:p text:style-name="P6"/>
      <text:p text:style-name="P6">La fecha y la hora son separadas por una T mayuscula.</text:p>
      <text:p text:style-name="P6">La hora UTC es definida por una Z mayuscula.</text:p>
      <text:p text:style-name="P6"><text:line-break/>Si queremos modificar el tiempo relativo a UTC, eliminamos la Z y añadimos +HH:MM <text:s/>o -HH:MM en su lugar:</text:p>
      <text:p text:style-name="P6"/>
      <text:p text:style-name="P6"/>
      <text:p text:style-name="P6">&lt;!DOCTYPE html&gt;</text:p>
      <text:p text:style-name="P6">&lt;html&gt;</text:p>
      <text:p text:style-name="P6">&lt;body&gt;</text:p>
      <text:p text:style-name="P6"/>
      <text:p text:style-name="P6">&lt;h2&gt;JavaScript ISO Dates&lt;/h2&gt;</text:p>
      <text:p text:style-name="P6">&lt;p&gt;Modify the time relative to UTC by adding +HH:MM or subtraction -HH:MM to the time.&lt;/p&gt;</text:p>
      <text:p text:style-name="P6"/>
      <text:p text:style-name="P6">&lt;p id="demo"&gt;&lt;/p&gt;</text:p>
      <text:p text:style-name="P6"/>
      <text:p text:style-name="P6">&lt;script&gt;</text:p>
      <text:p text:style-name="P6">document.getElementById("demo").innerHTML =</text:p>
      <text:p text:style-name="P6">new Date("2015-03-25T12:00:00-06:00");</text:p>
      <text:p text:style-name="P6">&lt;/script&gt;</text:p>
      <text:p text:style-name="P6"/>
      <text:p text:style-name="P6">&lt;/body&gt;</text:p>
      <text:p text:style-name="P6">&lt;/html&gt;</text:p>
      <text:p text:style-name="P6"/>
      <text:p text:style-name="P6"/>
      <text:p text:style-name="P1">ZONAS HORARIAS</text:p>
      <text:p text:style-name="P1"><text:span text:style-name="T2"/></text:p>
      <text:p text:style-name="P1"><text:span text:style-name="T2">Cuando establezcamos una fecha, si no especificamos zona horaria, JavaScript va a usar la zona horaria del navegador.</text:span></text:p>
      <text:p text:style-name="P1"><text:span text:style-name="T2"><text:line-break/>Cuando establezcamos una fecha, si no especificamos la zona horaria, el resultado se convierte a la zona horaria del navegador.</text:span></text:p>
      <text:p text:style-name="P1"><text:span text:style-name="T2"/></text:p>
      <text:p text:style-name="P1"><text:span text:style-name="T2"/></text:p>
      <text:p text:style-name="P1">FECHAS CORTAS EN JAVASCRIPT</text:p>
      <text:p text:style-name="P1"><text:span text:style-name="T2"/></text:p>
      <text:p text:style-name="P1"><text:span text:style-name="T2">MM-DD-YYYY</text:span></text:p>
      <text:p text:style-name="P1"><text:span text:style-name="T2"/></text:p>
      <text:p text:style-name="P1"><text:span text:style-name="T2">const d = new Date("03/25/2015");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1">ALERTA</text:p>
      <text:p text:style-name="P1"><text:span text:style-name="T2"/></text:p>
      <text:p text:style-name="P1"><text:span text:style-name="T2">En algunos navegadores, meses o dias sin 0 al principio puede dar un error:</text:span></text:p>
      <text:p text:style-name="P1"><text:span text:style-name="T2"/></text:p>
      <text:p text:style-name="P1"><text:span text:style-name="T2">const d = new Date("2015-3-25"); </text:span></text:p>
      <text:p text:style-name="P1"><text:span text:style-name="T2"/></text:p>
      <text:p text:style-name="P1"><text:span text:style-name="T2"/></text:p>
      <text:p text:style-name="P1"><text:span text:style-name="T2">El comportamiento de “DD-MM-YYYY” no está definido.</text:span></text:p>
      <text:p text:style-name="P1"><text:span text:style-name="T2">Algunos navegadores tratarán de adivinar el formato. Otros devuelven NaN</text:span></text:p>
      <text:p text:style-name="P1"><text:span text:style-name="T2"/></text:p>
      <text:p text:style-name="P1"><text:span text:style-name="T2">const d = new Date("25-03-2015");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FECHAS LARGAS EN JAVASCRIPT</text:p>
      <text:p text:style-name="P1"><text:span text:style-name="T2">MM DD YYYY</text:span></text:p>
      <text:p text:style-name="P1"><text:span text:style-name="T2"/></text:p>
      <text:p text:style-name="P1"><text:span text:style-name="T2">Las fechas largas se representan con sintaxis “MM DD YYYY” asi:</text:span></text:p>
      <text:p text:style-name="P1"><text:span text:style-name="T2"/></text:p>
      <text:p text:style-name="P1"><text:span text:style-name="T2">const d = new Date("Mar 25 2015"); </text:span></text:p>
      <text:p text:style-name="P1"><text:span text:style-name="T2"/></text:p>
      <text:p text:style-name="P1"><text:span text:style-name="T2">El mes y el día pueden estar en cualquier orden:</text:span></text:p>
      <text:p text:style-name="P1"><text:span text:style-name="T2"/></text:p>
      <text:p text:style-name="P1"><text:span text:style-name="T2">const d = new Date("25 Mar 2015"); </text:span></text:p>
      <text:p text:style-name="P1"><text:span text:style-name="T2"/></text:p>
      <text:p text:style-name="P1"><text:span text:style-name="T2">Y el mes puede estar escrito completo (January) o abreviado(Jan):</text:span></text:p>
      <text:p text:style-name="P1"><text:span text:style-name="T2"/></text:p>
      <text:p text:style-name="P5"><text:span text:style-name="T3">const d = new Date("January 25 2015"); <text:line-break/><text:line-break/></text:span><text:span text:style-name="T2">const d = new Date("Jan 25 2015"); </text:span></text:p>
      <text:p text:style-name="P5"><text:span text:style-name="T3"/></text:p>
      <text:p text:style-name="P3"><text:span text:style-name="T2">Las comas se ignoran, y los nombres son case insensitive:</text:span></text:p>
      <text:p text:style-name="P3"><text:span text:style-name="T2"/></text:p>
      <text:p text:style-name="P3"><text:span text:style-name="T2">const d = new Date("JANUARY, 25, 2015");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/></text:p>
      <text:p text:style-name="P3"><text:span text:style-name="T2"/></text:p>
      <text:p text:style-name="P1">ENTRADA DE FECHAS – PARSEANDO FECHAS</text:p>
      <text:p text:style-name="P1"><text:span text:style-name="T2"/></text:p>
      <text:p text:style-name="P1"><text:span text:style-name="T2">Si tenemos un string válido, podemos usar Date.parse() para convertirlo a milisegundos.</text:span></text:p>
      <text:p text:style-name="P1"><text:span text:style-name="T2"/></text:p>
      <text:p text:style-name="P1"><text:span text:style-name="T2">Date.parse() devuelve el numero de milisegundos entre la fecha y el 1 de Enero de 1970.</text:span></text:p>
      <text:p text:style-name="P1"><text:span text:style-name="T2"/></text:p>
      <text:p text:style-name="P1"><text:span text:style-name="T2">let msec = Date.parse("March 21, 2012"); </text:span></text:p>
      <text:p text:style-name="P1"><text:span text:style-name="T2"/></text:p>
      <text:p text:style-name="P1"><text:span text:style-name="T2">Después podemos usar el número de milisegundos para convertirlo a un objeto date:</text:span></text:p>
      <text:p text:style-name="P1"><text:span text:style-name="T2"/></text:p>
      <text:p text:style-name="P1"><text:span text:style-name="T2">let msec = Date.parse("March 21, 2012");<text:line-break/>const d = new Date(msec); </text:span></text:p>
      <text:p text:style-name="P1"><text:span text:style-name="T2"/></text:p>
      <text:p text:style-name="P1"><text:span text:style-name="T2"/></text:p>
      <text:p text:style-name="P1"><text:a xlink:type="simple" xlink:href="https://www.w3schools.com/jsref/jsref_obj_date.asp" text:style-name="Internet_20_link" text:visited-style-name="Visited_20_Internet_20_Link"><text:span text:style-name="T5">Referencia completa de Date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0:08:49.196000000</meta:creation-date>
    <dc:date>2024-02-27T10:21:39.658000000</dc:date>
    <meta:editing-duration>PT12M50S</meta:editing-duration>
    <meta:editing-cycles>1</meta:editing-cycles>
    <meta:generator>LibreOffice/7.6.4.1$Windows_X86_64 LibreOffice_project/e19e193f88cd6c0525a17fb7a176ed8e6a3e2aa1</meta:generator>
    <meta:document-statistic meta:table-count="1" meta:image-count="0" meta:object-count="0" meta:page-count="4" meta:paragraph-count="68" meta:word-count="427" meta:character-count="2690" meta:non-whitespace-character-count="2311"/>
  </office:meta>
</office:document-meta>
</file>